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Calibri1" fo:font-size="11pt" fo:font-weight="bold" fo:background-color="transparent" style:font-name-asian="Calibri1" style:font-name-complex="Calibri1"/>
    </style:style>
    <style:style style:name="P3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Calibri1" fo:font-size="11pt" fo:font-weight="bold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</style:style>
    <style:style style:name="P5" style:family="paragraph" style:parent-style-name="Standard" style:list-style-name="L3">
      <style:paragraph-properties fo:line-height="100%" fo:text-align="start" style:justify-single-word="false"/>
    </style:style>
    <style:style style:name="P6" style:family="paragraph" style:parent-style-name="Standard" style:list-style-name="L4">
      <style:paragraph-properties fo:line-height="100%" fo:text-align="start" style:justify-single-word="false"/>
    </style:style>
    <style:style style:name="P7" style:family="paragraph" style:parent-style-name="Standard" style:list-style-name="L5">
      <style:paragraph-properties fo:line-height="100%" fo:text-align="start" style:justify-single-word="false"/>
    </style:style>
    <style:style style:name="P8" style:family="paragraph" style:parent-style-name="Standard" style:list-style-name="L6">
      <style:paragraph-properties fo:line-height="100%" fo:text-align="start" style:justify-single-word="false"/>
    </style:style>
    <style:style style:name="P9" style:family="paragraph" style:parent-style-name="Standard">
      <style:paragraph-properties fo:margin-left="1.27cm" fo:margin-right="0cm" fo:line-height="100%" fo:text-align="start" style:justify-single-word="false" fo:text-indent="-0.635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Calibri1" fo:font-size="11pt" fo:font-weight="bold" fo:background-color="transparent" style:font-name-asian="Calibri1" style:font-name-complex="Calibri1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</text:p>
      <text:p text:style-name="P1">Date:<text:tab/><text:tab/>2 May</text:p>
      <text:p text:style-name="P1">Time:<text:tab/><text:tab/>09:00 - </text:p>
      <text:p text:style-name="P1">Location:<text:tab/><text:tab/>Grouproom 4207</text:p>
      <text:p text:style-name="P1">Leader:<text:tab/><text:tab/>Teodor Ostwald</text:p>
      <text:p text:style-name="P1">Attending:<text:tab/><text:tab/>Everyone</text:p>
      <text:p text:style-name="P1"/>
      <text:list xml:id="list28733357" text:style-name="L1">
        <text:list-item>
          <text:p text:style-name="P2">Objectives, resolve issues preventing the team to continue</text:p>
        </text:list-item>
      </text:list>
      <text:p text:style-name="P1">None that we are aware.</text:p>
      <text:p text:style-name="P1"/>
      <text:list xml:id="list28728777" text:style-name="L2">
        <text:list-item>
          <text:p text:style-name="P3">Reports from previous meetings</text:p>
        </text:list-item>
      </text:list>
      <text:p text:style-name="P1">Due to the long timeperiod between these meetings the last meeting report is obsolete.</text:p>
      <text:p text:style-name="P1">Notable is though that a background story has not yet been started.</text:p>
      <text:p text:style-name="P1"/>
      <text:list xml:id="list28714158" text:style-name="L3">
        <text:list-item>
          <text:p text:style-name="P5"><text:span text:style-name="T2">Discussion items</text:span><text:span text:style-name="T1"> (how do we do...? What to do...? Why is...?)</text:span></text:p>
        </text:list-item>
      </text:list>
      <text:p text:style-name="P1">The sound code will be given a last try to become a bit more effective. Else we revert to previous solutions.</text:p>
      <text:p text:style-name="P1">The structure and layout of the SpellbookView will be asserted.</text:p>
      <text:p text:style-name="P1">A proper fullscreen mode will be implemented.</text:p>
      <text:p text:style-name="P1">Starting to look at the end product and how we desire it to be, i.e. Two maps, two backgrounds etc.</text:p>
      <text:p text:style-name="P1"/>
      <text:p text:style-name="P1"/>
      <text:list xml:id="list28715168" text:style-name="L4">
        <text:list-item>
          <text:p text:style-name="P6"><text:span text:style-name="T2">Outcomes and assignments</text:span><text:span text:style-name="T1"> (It's decided that... Leaf should... CK should do...)</text:span></text:p>
        </text:list-item>
      </text:list>
      <text:p text:style-name="P4"><text:span text:style-name="T1">Markus will fix so the fullscreen mode works on multiple plattforms correctly.</text:span></text:p>
      <text:p text:style-name="P4"><text:span text:style-name="T1">Emil and Teodor will design the Spellbookview and implement the visual representation of spells.</text:span></text:p>
      <text:p text:style-name="P4"><text:span text:style-name="T1">Rickard will lay the last hands on the sound code.</text:span></text:p>
      <text:p text:style-name="P4"><text:span text:style-name="T1">SDD and RAD needs to be updated.</text:span></text:p>
      <text:p text:style-name="P1"/>
      <text:list xml:id="list28726194" text:style-name="L5">
        <text:list-item>
          <text:p text:style-name="P7"><text:span text:style-name="T2">Other points of discussion</text:span><text:span text:style-name="T1"> (ideas, issues from group members)</text:span></text:p>
        </text:list-item>
      </text:list>
      <text:p text:style-name="P1">Teambuilding events will be continued.</text:p>
      <text:p text:style-name="P9"/>
      <text:list xml:id="list28738188" text:style-name="L6">
        <text:list-item>
          <text:p text:style-name="P8"><text:span text:style-name="T2">Wrap up</text:span><text:span text:style-name="T1"> (unsolved... next meeting... )</text:span></text:p>
        </text:list-item>
      </text:list>
      <text:p text:style-name="P1"/>
      <text:p text:style-name="P1">Next meeting will be held Fri 4 May at 08: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02T09:28:52.72</dc:date>
    <dc:creator>Karl-Agnes Hesusson</dc:creator>
    <meta:generator>OpenOffice.org/3.3$Win32 OpenOffice.org_project/330m20$Build-9567</meta:generator>
    <meta:document-statistic meta:table-count="0" meta:image-count="0" meta:object-count="0" meta:page-count="1" meta:paragraph-count="25" meta:word-count="217" meta:character-count="1264"/>
    <meta:editing-duration>PT29M43S</meta:editing-duration>
    <meta:editing-cycles>1</meta:editing-cycles>
  </office:meta>
</office:document-meta>
</file>